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fo:font-size="14pt" fo:font-weight="bold" officeooo:rsid="000ebecb" officeooo:paragraph-rsid="000ebecb" style:font-size-asian="14pt" style:font-weight-asian="bold" style:font-size-complex="14pt" style:font-weight-complex="bold"/>
    </style:style>
    <style:style style:name="P2" style:family="paragraph" style:parent-style-name="Standard">
      <style:text-properties style:font-name="Bitstream Charter" fo:font-size="14pt" fo:font-weight="bold" officeooo:rsid="001f34e1" officeooo:paragraph-rsid="001f34e1" style:font-size-asian="14pt" style:font-weight-asian="bold" style:font-size-complex="14pt" style:font-weight-complex="bold"/>
    </style:style>
    <style:style style:name="P3" style:family="paragraph" style:parent-style-name="Standard">
      <style:text-properties style:font-name="Bitstream Charter" fo:font-size="14pt" fo:font-weight="bold" officeooo:rsid="0026ca15" officeooo:paragraph-rsid="0026ca15" style:font-size-asian="14pt" style:font-weight-asian="bold" style:font-size-complex="14pt" style:font-weight-complex="bold"/>
    </style:style>
    <style:style style:name="P4" style:family="paragraph" style:parent-style-name="Standard">
      <style:text-properties style:font-name="Bitstream Charter" fo:font-size="14pt" fo:font-weight="bold" officeooo:rsid="002846cd" officeooo:paragraph-rsid="002846cd" style:font-size-asian="14pt" style:font-weight-asian="bold" style:font-size-complex="14pt" style:font-weight-complex="bold"/>
    </style:style>
    <style:style style:name="P5" style:family="paragraph" style:parent-style-name="Standard">
      <style:text-properties style:font-name="Bitstream Charter" fo:font-size="14pt" fo:font-weight="bold" officeooo:rsid="002a384e" officeooo:paragraph-rsid="002a384e" style:font-size-asian="14pt" style:font-weight-asian="bold" style:font-size-complex="14pt" style:font-weight-complex="bold"/>
    </style:style>
    <style:style style:name="P6" style:family="paragraph" style:parent-style-name="Standard">
      <style:text-properties style:font-name="Bitstream Charter" fo:font-size="14pt" fo:font-weight="bold" officeooo:rsid="002b4b0c" officeooo:paragraph-rsid="002b4b0c" style:font-size-asian="14pt" style:font-weight-asian="bold" style:font-size-complex="14pt" style:font-weight-complex="bold"/>
    </style:style>
    <style:style style:name="P7" style:family="paragraph" style:parent-style-name="Standard">
      <style:text-properties style:font-name="Bitstream Charter" fo:font-size="14pt" fo:font-weight="bold" officeooo:rsid="002d04ac" officeooo:paragraph-rsid="002d04ac" style:font-size-asian="14pt" style:font-weight-asian="bold" style:font-size-complex="14pt" style:font-weight-complex="bold"/>
    </style:style>
    <style:style style:name="P8" style:family="paragraph" style:parent-style-name="Standard">
      <style:text-properties style:font-name="Bitstream Charter" fo:font-size="14pt" fo:font-weight="bold" officeooo:rsid="002ef3c5" officeooo:paragraph-rsid="002ef3c5" style:font-size-asian="14pt" style:font-weight-asian="bold" style:font-size-complex="14pt" style:font-weight-complex="bold"/>
    </style:style>
    <style:style style:name="P9" style:family="paragraph" style:parent-style-name="Standard">
      <style:text-properties style:font-name="Bitstream Charter" fo:font-size="14pt" fo:font-weight="bold" officeooo:rsid="0030b0f0" officeooo:paragraph-rsid="0030b0f0" style:font-size-asian="14pt" style:font-weight-asian="bold" style:font-size-complex="14pt" style:font-weight-complex="bold"/>
    </style:style>
    <style:style style:name="P10" style:family="paragraph" style:parent-style-name="Standard">
      <style:text-properties style:font-name="Bitstream Charter" fo:font-size="14pt" officeooo:rsid="000ebecb" officeooo:paragraph-rsid="000ebecb" style:font-size-asian="14pt" style:font-size-complex="14pt"/>
    </style:style>
    <style:style style:name="P11" style:family="paragraph" style:parent-style-name="Standard">
      <style:text-properties style:font-name="Bitstream Charter" fo:font-size="14pt" officeooo:rsid="00100472" officeooo:paragraph-rsid="0026ca15" style:font-size-asian="14pt" style:font-size-complex="14pt"/>
    </style:style>
    <style:style style:name="P12" style:family="paragraph" style:parent-style-name="Standard">
      <style:text-properties style:font-name="Bitstream Charter" fo:font-size="14pt" officeooo:rsid="00103c7b" officeooo:paragraph-rsid="00103c7b" style:font-size-asian="14pt" style:font-size-complex="14pt"/>
    </style:style>
    <style:style style:name="P13" style:family="paragraph" style:parent-style-name="Standard">
      <style:text-properties style:font-name="Bitstream Charter" fo:font-size="14pt" officeooo:rsid="00103c7b" officeooo:paragraph-rsid="00194c48" style:font-size-asian="14pt" style:font-size-complex="14pt"/>
    </style:style>
    <style:style style:name="P14" style:family="paragraph" style:parent-style-name="Standard">
      <style:text-properties style:font-name="Bitstream Charter" fo:font-size="14pt" officeooo:rsid="0012c7fc" officeooo:paragraph-rsid="0012c7fc" style:font-size-asian="14pt" style:font-size-complex="14pt"/>
    </style:style>
    <style:style style:name="P15" style:family="paragraph" style:parent-style-name="Standard">
      <style:text-properties style:font-name="Bitstream Charter" fo:font-size="14pt" officeooo:rsid="00178c15" officeooo:paragraph-rsid="00274129" style:font-size-asian="14pt" style:font-size-complex="14pt"/>
    </style:style>
    <style:style style:name="P16" style:family="paragraph" style:parent-style-name="Standard">
      <style:text-properties style:font-name="Bitstream Charter" fo:font-size="14pt" officeooo:rsid="00194c48" officeooo:paragraph-rsid="00194c48" style:font-size-asian="14pt" style:font-size-complex="14pt"/>
    </style:style>
    <style:style style:name="P17" style:family="paragraph" style:parent-style-name="Standard">
      <style:text-properties style:font-name="Bitstream Charter" fo:font-size="14pt" officeooo:rsid="001b6975" officeooo:paragraph-rsid="001b6975" style:font-size-asian="14pt" style:font-size-complex="14pt"/>
    </style:style>
    <style:style style:name="P18" style:family="paragraph" style:parent-style-name="Standard">
      <style:text-properties style:font-name="Bitstream Charter" fo:font-size="14pt" officeooo:rsid="001d3f7a" officeooo:paragraph-rsid="001d3f7a" style:font-size-asian="14pt" style:font-size-complex="14pt"/>
    </style:style>
    <style:style style:name="P19" style:family="paragraph" style:parent-style-name="Standard">
      <style:text-properties style:font-name="Bitstream Charter" fo:font-size="14pt" fo:font-weight="normal" officeooo:rsid="0024f49e" officeooo:paragraph-rsid="0024f49e" style:font-size-asian="14pt" style:font-weight-asian="normal" style:font-size-complex="14pt" style:font-weight-complex="normal"/>
    </style:style>
    <style:style style:name="P20" style:family="paragraph" style:parent-style-name="Standard">
      <style:text-properties style:font-name="Bitstream Charter" fo:font-size="14pt" fo:font-weight="normal" officeooo:rsid="0024f49e" officeooo:paragraph-rsid="00265d3b" style:font-size-asian="14pt" style:font-weight-asian="normal" style:font-size-complex="14pt" style:font-weight-complex="normal"/>
    </style:style>
    <style:style style:name="P21" style:family="paragraph" style:parent-style-name="Table_20_Contents">
      <style:text-properties style:font-name="Bitstream Charter" fo:font-size="14pt" officeooo:rsid="001d3f7a" officeooo:paragraph-rsid="001d3f7a" style:font-size-asian="14pt" style:font-size-complex="14pt"/>
    </style:style>
    <style:style style:name="P22" style:family="paragraph" style:parent-style-name="Table_20_Contents">
      <style:text-properties style:font-name="Bitstream Charter" fo:font-size="14pt" officeooo:rsid="001f34e1" officeooo:paragraph-rsid="001f34e1" style:font-size-asian="14pt" style:font-size-complex="14pt"/>
    </style:style>
    <style:style style:name="P23" style:family="paragraph" style:parent-style-name="Table_20_Contents">
      <style:text-properties style:font-name="Bitstream Charter" fo:font-size="14pt" officeooo:rsid="0021d044" officeooo:paragraph-rsid="0021d044" style:font-size-asian="14pt" style:font-size-complex="14pt"/>
    </style:style>
    <style:style style:name="T1" style:family="text">
      <style:text-properties fo:font-weight="bold" style:font-weight-asian="bold" style:font-weight-complex="bold"/>
    </style:style>
    <style:style style:name="T2" style:family="text">
      <style:text-properties officeooo:rsid="00103c7b"/>
    </style:style>
    <style:style style:name="T3" style:family="text">
      <style:text-properties officeooo:rsid="0010a6e5"/>
    </style:style>
    <style:style style:name="T4" style:family="text">
      <style:text-properties officeooo:rsid="001290d5"/>
    </style:style>
    <style:style style:name="T5" style:family="text">
      <style:text-properties officeooo:rsid="00145bd3"/>
    </style:style>
    <style:style style:name="T6" style:family="text">
      <style:text-properties officeooo:rsid="00194c48"/>
    </style:style>
    <style:style style:name="T7" style:family="text">
      <style:text-properties officeooo:rsid="0019f55d"/>
    </style:style>
    <style:style style:name="T8" style:family="text">
      <style:text-properties officeooo:rsid="00227d8e"/>
    </style:style>
    <style:style style:name="T9" style:family="text">
      <style:text-properties officeooo:rsid="00265d3b"/>
    </style:style>
    <style:style style:name="T10" style:family="text">
      <style:text-properties fo:font-weight="normal" style:font-weight-asian="normal" style:font-weight-complex="normal"/>
    </style:style>
    <style:style style:name="T11" style:family="text">
      <style:text-properties fo:font-weight="normal" officeooo:rsid="002846cd" style:font-weight-asian="normal" style:font-weight-complex="normal"/>
    </style:style>
    <style:style style:name="T12" style:family="text">
      <style:text-properties fo:font-weight="normal" officeooo:rsid="0029523c" style:font-weight-asian="normal" style:font-weight-complex="normal"/>
    </style:style>
    <style:style style:name="T13" style:family="text">
      <style:text-properties fo:font-weight="normal" officeooo:rsid="002b4b0c" style:font-weight-asian="normal" style:font-weight-complex="normal"/>
    </style:style>
    <style:style style:name="T14" style:family="text">
      <style:text-properties fo:font-weight="normal" officeooo:rsid="002d04ac" style:font-weight-asian="normal" style:font-weight-complex="normal"/>
    </style:style>
    <style:style style:name="T15" style:family="text">
      <style:text-properties fo:font-weight="normal" officeooo:rsid="002d2f1d" style:font-weight-asian="normal" style:font-weight-complex="normal"/>
    </style:style>
    <style:style style:name="T16" style:family="text">
      <style:text-properties fo:font-weight="normal" officeooo:rsid="00306708"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officeooo:rsid="002b4b0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10">The <text:span text:style-name="T1">NoMemory</text:span> Agent is defined as follows:</text:p>
      <text:p text:style-name="P10"><text:s text:c="8"/>if dirt == 1 and wall == 0 and home == 1:</text:p>
      <text:p text:style-name="P10"><text:s text:c="12"/>return vacuum_cleaning_agent.SUCK</text:p>
      <text:p text:style-name="P10"><text:s text:c="8"/>if dirt == 1 and wall == 1 and home == 0:</text:p>
      <text:p text:style-name="P10"><text:s text:c="12"/>return vacuum_cleaning_agent.SUCK</text:p>
      <text:p text:style-name="P10"><text:s text:c="8"/>if dirt == 1 and wall == 1 and home == 1:</text:p>
      <text:p text:style-name="P10"><text:s text:c="12"/>return vacuum_cleaning_agent.SUCK</text:p>
      <text:p text:style-name="P10"><text:s text:c="8"/>if dirt == 1 and wall == 0 and home == 0:</text:p>
      <text:p text:style-name="P10"><text:s text:c="12"/>return vacuum_cleaning_agent.SUCK</text:p>
      <text:p text:style-name="P10"/>
      <text:p text:style-name="P10"><text:s text:c="8"/>if dirt == 0 and wall == 0 and home == 1:</text:p>
      <text:p text:style-name="P10"><text:s text:c="12"/>return vacuum_cleaning_agent.FORWARD</text:p>
      <text:p text:style-name="P10"><text:s text:c="8"/>if dirt == 0 and wall == 1 and home == 0:</text:p>
      <text:p text:style-name="P10"><text:s text:c="12"/>return vacuum_cleaning_agent.RIGHT</text:p>
      <text:p text:style-name="P10"><text:s text:c="8"/>if dirt == 0 and wall == 1 and home == 1:</text:p>
      <text:p text:style-name="P10"><text:s text:c="12"/>return vacuum_cleaning_agent.OFF</text:p>
      <text:p text:style-name="P10"><text:s text:c="8"/>if dirt == 0 and wall == 0 and home == 0:</text:p>
      <text:p text:style-name="P10"><text:s text:c="12"/>return vacuum_cleaning_agent.FORWARD</text:p>
      <text:p text:style-name="P10">The <text:span text:style-name="T1">Random Agent </text:span>is defined as follows:</text:p>
      <text:p text:style-name="P10"><text:s text:c="7"/></text:p>
      <text:p text:style-name="P10"><text:s text:c="8"/>action = list(numpy.random.multinomial(1,self.multinomials1[(wall,dirt,home)])).index(1) + 1</text:p>
      <text:p text:style-name="P10"><text:s text:c="8"/>return action</text:p>
      <text:p text:style-name="P10"><text:s text:c="8"/>where</text:p>
      <text:p text:style-name="P10"><text:s text:c="8"/>self.multinomials = dict([((0,1,1), [0.1,0,0,0.9,0]), </text:p>
      <text:p text:style-name="P10"><text:s text:c="34"/>((1,1,0), [0,0.1,0.1,0.8,0.0]),</text:p>
      <text:p text:style-name="P10"><text:s text:c="34"/>((1,1,1), [0,0.1,0.1,0.8,0.0]),</text:p>
      <text:p text:style-name="P10"><text:s text:c="34"/>((0,1,0), [0.1,0.1,0.1,0.7,0.0]),</text:p>
      <text:p text:style-name="P10"><text:s text:c="34"/>((0,0,1), [0.6,0.2,0.2,0,0.0]),</text:p>
      <text:p text:style-name="P10"><text:s text:c="34"/>((1,0,0), [0,0.5,0.5,0,0.0]),</text:p>
      <text:p text:style-name="P10"><text:s text:c="34"/>((1,0,1), [0,0.05,0.05,0,0.9]),</text:p>
      <text:p text:style-name="P10"><text:s text:c="34"/>((0,0,0), [0.4,0.3,0.3,0,0.0]),</text:p>
      <text:p text:style-name="P10"><text:s text:c="28"/>])</text:p>
      <text:p text:style-name="P10"><text:s text:c="8"/>self.multinomials1 = dict([((1,0,1), [0.0,0.0,0.0,0,1.0]), </text:p>
      <text:p text:style-name="P10"><text:s text:c="35"/>((1,1,0), [0,0.0,0.0,1.0,0]),</text:p>
      <text:p text:style-name="P10"><text:s text:c="35"/>((1,1,1), [0,0.0,0.0,1.0,0.0]),</text:p>
      <text:p text:style-name="P10"><text:s text:c="35"/>((1,0,0), [0.0,0.67,0.33,0.0,0.0]),</text:p>
      <text:p text:style-name="P10"><text:s text:c="35"/>((0,0,1), [0.7,0.15,0.15,0,0.0]), </text:p>
      <text:p text:style-name="P10"><text:soft-page-break/><text:s text:c="35"/>((0,1,0), [0,0.0,0.0,1,0.0]),</text:p>
      <text:p text:style-name="P10"><text:s text:c="35"/>((0,1,1), [0,0.0,0.0,1,0.0]),</text:p>
      <text:p text:style-name="P10"><text:s text:c="35"/>((0,0,0), [0.70,0.15,0.15,0,0.0]),</text:p>
      <text:p text:style-name="P10"><text:s text:c="28"/>])</text:p>
      <text:p text:style-name="P10"/>
      <text:p text:style-name="P10"/>
      <text:p text:style-name="P10">The <text:span text:style-name="T1">MemoryModel </text:span>is defined as follows:</text:p>
      <text:p text:style-name="P10"><text:tab/><text:tab/>if self.state == 0 and dirt == 1:</text:p>
      <text:p text:style-name="P10"><text:tab/><text:tab/><text:tab/>return vacuum_cleaning_agent.SUCK</text:p>
      <text:p text:style-name="P10"><text:tab/><text:tab/>if self.state == 0 and wall == 0:</text:p>
      <text:p text:style-name="P10"><text:tab/><text:tab/><text:tab/>return vacuum_cleaning_agent.FORWARD</text:p>
      <text:p text:style-name="P10"><text:tab/><text:tab/>if self.state == 0 and wall == 1:</text:p>
      <text:p text:style-name="P10"><text:tab/><text:tab/><text:tab/>self.state = 1</text:p>
      <text:p text:style-name="P10"><text:tab/><text:tab/><text:tab/>return vacuum_cleaning_agent.RIGHT</text:p>
      <text:p text:style-name="P10"><text:tab/><text:tab/>if self.state == 1 and wall == 1:</text:p>
      <text:p text:style-name="P10"><text:tab/><text:tab/><text:tab/>self.state = 6</text:p>
      <text:p text:style-name="P10"><text:tab/><text:tab/><text:tab/>return vacuum_cleaning_agent.RIGHT </text:p>
      <text:p text:style-name="P10"><text:tab/><text:tab/>if self.state == 1 and wall == 0:</text:p>
      <text:p text:style-name="P10"><text:tab/><text:tab/><text:tab/>self.state = 2</text:p>
      <text:p text:style-name="P10"><text:tab/><text:tab/><text:tab/>return vacuum_cleaning_agent.FORWARD</text:p>
      <text:p text:style-name="P10"><text:tab/><text:tab/>if self.state == 2:</text:p>
      <text:p text:style-name="P10"><text:tab/><text:tab/><text:tab/>self.state = 3</text:p>
      <text:p text:style-name="P10"><text:tab/><text:tab/><text:tab/>return vacuum_cleaning_agent.RIGHT</text:p>
      <text:p text:style-name="P10"><text:tab/><text:tab/>if self.state == 3 and dirt == 1:</text:p>
      <text:p text:style-name="P10"><text:tab/><text:tab/><text:tab/>return vacuum_cleaning_agent.SUCK</text:p>
      <text:p text:style-name="P10"><text:tab/><text:tab/>if self.state == 3 and wall == 0:</text:p>
      <text:p text:style-name="P10"><text:tab/><text:tab/><text:tab/>return vacuum_cleaning_agent.FORWARD</text:p>
      <text:p text:style-name="P10"><text:tab/><text:tab/>if self.state == 3 and wall == 1:</text:p>
      <text:p text:style-name="P10"><text:tab/><text:tab/><text:tab/>self.state = 4</text:p>
      <text:p text:style-name="P10"><text:tab/><text:tab/><text:tab/>return vacuum_cleaning_agent.LEFT</text:p>
      <text:p text:style-name="P10"><text:tab/><text:tab/>if self.state == 4 and wall == 1:</text:p>
      <text:p text:style-name="P10"><text:tab/><text:tab/><text:tab/>self.state = 6</text:p>
      <text:p text:style-name="P10"><text:tab/><text:tab/><text:tab/>return vacuum_cleaning_agent.RIGHT</text:p>
      <text:p text:style-name="P10"><text:tab/><text:tab/>if self.state == 4 and wall == 0:</text:p>
      <text:p text:style-name="P10"><text:tab/><text:tab/><text:tab/>self.state = 5</text:p>
      <text:p text:style-name="P10"><text:tab/><text:tab/><text:tab/>return vacuum_cleaning_agent.FORWARD</text:p>
      <text:p text:style-name="P10"><text:tab/><text:tab/>if self.state == 5:</text:p>
      <text:p text:style-name="P10"><text:tab/><text:tab/><text:tab/>self.state = 0</text:p>
      <text:p text:style-name="P10"><text:tab/><text:tab/><text:tab/>return vacuum_cleaning_agent.LEFT</text:p>
      <text:p text:style-name="P10"><text:tab/><text:tab/>if self.state == 6 and home == 1:</text:p>
      <text:p text:style-name="P10"><text:soft-page-break/><text:tab/><text:tab/><text:tab/>return vacuum_cleaning_agent.OFF</text:p>
      <text:p text:style-name="P10"><text:tab/><text:tab/>if self.state == 6 and wall == 0:</text:p>
      <text:p text:style-name="P10"><text:tab/><text:tab/><text:tab/>return vacuum_cleaning_agent.FORWARD</text:p>
      <text:p text:style-name="P10"><text:tab/><text:tab/>if self.state == 6 and wall == 1:</text:p>
      <text:p text:style-name="P10"><text:tab/><text:tab/><text:tab/>return vacuum_cleaning_agent.RIGHT</text:p>
      <text:p text:style-name="P10"/>
      <text:p text:style-name="P11"><text:span text:style-name="T1">3.</text:span></text:p>
      <text:p text:style-name="P11"><text:span text:style-name="T2">The best performance recorded by simple reflex agent in the two environments is as follows:</text:span></text:p>
      <text:p text:style-name="P12">Map 1=<text:span text:style-name="T3">0.503218</text:span></text:p>
      <text:p text:style-name="P12">Map 2=<text:span text:style-name="T4">0.468709</text:span></text:p>
      <text:p text:style-name="P14">As the simple reflex agent doesn’t have any state to store it’s location or the percept sequence, <text:span text:style-name="T5">it minimizes the agent’s mobility and it can only crawl through the walls,the number of cells cleaned by the agent would be equal to the number of corners of the map and therefore, it’s performance will be adversely affected.</text:span></text:p>
      <text:p text:style-name="P14"/>
      <text:p text:style-name="P15"><text:span text:style-name="T1">4.</text:span></text:p>
      <text:p text:style-name="P15"><text:span text:style-name="T6">The random agent on average performs better than simple reflex agent,especially in Map 1.</text:span></text:p>
      <text:p text:style-name="P13">Map 1=<text:span text:style-name="T3">0.484146[over 50 trials]</text:span></text:p>
      <text:p text:style-name="P16">Map 2=<text:span text:style-name="T7">0.383939[over 50 trials] </text:span></text:p>
      <text:p text:style-name="P17">The random agent performs better when there are <text:span text:style-name="T8">no</text:span> obstructions on average as it would be difficult for it to come back to the initial position and hence keeps on <text:span text:style-name="T8">moving even after </text:span>cleaning majority of the cells.</text:p>
      <text:p text:style-name="P18">Fine-tuning the parameters, such as stop etc which can improve performance [as the agent stops after more or less squares are empty or else the no. of moves keep on increasing if it doesn’t stop and performance deprecates], probability of stop can be increased to increase performance and also the turning rate can be increased to improve performance as the straight line is similar to the simple reflex agent.</text:p>
      <text:p text:style-name="P18"/>
      <text:p text:style-name="P2">MAP1</text:p>
      <table:table table:name="Table1" table:style-name="Table1">
        <table:table-column table:style-name="Table1.A" table:number-columns-repeated="2"/>
        <table:table-row>
          <table:table-cell table:style-name="Table1.A1" office:value-type="string">
            <text:p text:style-name="P21">Run</text:p>
          </table:table-cell>
          <table:table-cell table:style-name="Table1.B1" office:value-type="string">
            <text:p text:style-name="P21">Performance</text:p>
          </table:table-cell>
        </table:table-row>
        <table:table-row>
          <table:table-cell table:style-name="Table1.A2" office:value-type="string">
            <text:p text:style-name="P21">1</text:p>
          </table:table-cell>
          <table:table-cell table:style-name="Table1.B2" office:value-type="string">
            <text:p text:style-name="P21">535</text:p>
          </table:table-cell>
        </table:table-row>
        <table:table-row>
          <table:table-cell table:style-name="Table1.A2" office:value-type="string">
            <text:p text:style-name="P21">2</text:p>
          </table:table-cell>
          <table:table-cell table:style-name="Table1.B2" office:value-type="string">
            <text:p text:style-name="P21">533</text:p>
          </table:table-cell>
        </table:table-row>
        <table:table-row>
          <table:table-cell table:style-name="Table1.A2" office:value-type="string">
            <text:p text:style-name="P21">3</text:p>
          </table:table-cell>
          <table:table-cell table:style-name="Table1.B2" office:value-type="string">
            <text:p text:style-name="P21">527</text:p>
          </table:table-cell>
        </table:table-row>
        <table:table-row>
          <table:table-cell table:style-name="Table1.A2" office:value-type="string">
            <text:p text:style-name="P21">4</text:p>
          </table:table-cell>
          <table:table-cell table:style-name="Table1.B2" office:value-type="string">
            <text:p text:style-name="P21">521</text:p>
          </table:table-cell>
        </table:table-row>
        <table:table-row>
          <table:table-cell table:style-name="Table1.A2" office:value-type="string">
            <text:p text:style-name="P21">5</text:p>
          </table:table-cell>
          <table:table-cell table:style-name="Table1.B2" office:value-type="string">
            <text:p text:style-name="P21">518</text:p>
          </table:table-cell>
        </table:table-row>
        <text:soft-page-break/>
        <table:table-row>
          <table:table-cell table:style-name="Table1.A2" office:value-type="string">
            <text:p text:style-name="P21">6</text:p>
          </table:table-cell>
          <table:table-cell table:style-name="Table1.B2" office:value-type="string">
            <text:p text:style-name="P21">516</text:p>
          </table:table-cell>
        </table:table-row>
        <table:table-row>
          <table:table-cell table:style-name="Table1.A2" office:value-type="string">
            <text:p text:style-name="P21">7</text:p>
          </table:table-cell>
          <table:table-cell table:style-name="Table1.B2" office:value-type="string">
            <text:p text:style-name="P21">512</text:p>
          </table:table-cell>
        </table:table-row>
        <table:table-row>
          <table:table-cell table:style-name="Table1.A2" office:value-type="string">
            <text:p text:style-name="P21">8</text:p>
          </table:table-cell>
          <table:table-cell table:style-name="Table1.B2" office:value-type="string">
            <text:p text:style-name="P21">511</text:p>
          </table:table-cell>
        </table:table-row>
        <table:table-row>
          <table:table-cell table:style-name="Table1.A2" office:value-type="string">
            <text:p text:style-name="P21">9</text:p>
          </table:table-cell>
          <table:table-cell table:style-name="Table1.B2" office:value-type="string">
            <text:p text:style-name="P21">500</text:p>
          </table:table-cell>
        </table:table-row>
        <table:table-row>
          <table:table-cell table:style-name="Table1.A2" office:value-type="string">
            <text:p text:style-name="P21">10</text:p>
          </table:table-cell>
          <table:table-cell table:style-name="Table1.B2" office:value-type="string">
            <text:p text:style-name="P21">498</text:p>
          </table:table-cell>
        </table:table-row>
        <table:table-row>
          <table:table-cell table:style-name="Table1.A2" office:value-type="string">
            <text:p text:style-name="P21">11</text:p>
          </table:table-cell>
          <table:table-cell table:style-name="Table1.B2" office:value-type="string">
            <text:p text:style-name="P21">498</text:p>
          </table:table-cell>
        </table:table-row>
        <table:table-row>
          <table:table-cell table:style-name="Table1.A2" office:value-type="string">
            <text:p text:style-name="P21">12</text:p>
          </table:table-cell>
          <table:table-cell table:style-name="Table1.B2" office:value-type="string">
            <text:p text:style-name="P21">498</text:p>
          </table:table-cell>
        </table:table-row>
        <table:table-row>
          <table:table-cell table:style-name="Table1.A2" office:value-type="string">
            <text:p text:style-name="P21">13</text:p>
          </table:table-cell>
          <table:table-cell table:style-name="Table1.B2" office:value-type="string">
            <text:p text:style-name="P21">496</text:p>
          </table:table-cell>
        </table:table-row>
        <table:table-row>
          <table:table-cell table:style-name="Table1.A2" office:value-type="string">
            <text:p text:style-name="P21">14</text:p>
          </table:table-cell>
          <table:table-cell table:style-name="Table1.B2" office:value-type="string">
            <text:p text:style-name="P21">490</text:p>
          </table:table-cell>
        </table:table-row>
        <table:table-row>
          <table:table-cell table:style-name="Table1.A2" office:value-type="string">
            <text:p text:style-name="P21">15</text:p>
          </table:table-cell>
          <table:table-cell table:style-name="Table1.B2" office:value-type="string">
            <text:p text:style-name="P21">484</text:p>
          </table:table-cell>
        </table:table-row>
        <table:table-row>
          <table:table-cell table:style-name="Table1.A2" office:value-type="string">
            <text:p text:style-name="P21">16</text:p>
          </table:table-cell>
          <table:table-cell table:style-name="Table1.B2" office:value-type="string">
            <text:p text:style-name="P21">482</text:p>
          </table:table-cell>
        </table:table-row>
        <table:table-row>
          <table:table-cell table:style-name="Table1.A2" office:value-type="string">
            <text:p text:style-name="P21">17</text:p>
          </table:table-cell>
          <table:table-cell table:style-name="Table1.B2" office:value-type="string">
            <text:p text:style-name="P21">480</text:p>
          </table:table-cell>
        </table:table-row>
        <table:table-row>
          <table:table-cell table:style-name="Table1.A2" office:value-type="string">
            <text:p text:style-name="P21">18</text:p>
          </table:table-cell>
          <table:table-cell table:style-name="Table1.B2" office:value-type="string">
            <text:p text:style-name="P21">480</text:p>
          </table:table-cell>
        </table:table-row>
        <table:table-row>
          <table:table-cell table:style-name="Table1.A2" office:value-type="string">
            <text:p text:style-name="P21">19</text:p>
          </table:table-cell>
          <table:table-cell table:style-name="Table1.B2" office:value-type="string">
            <text:p text:style-name="P21">477</text:p>
          </table:table-cell>
        </table:table-row>
        <table:table-row>
          <table:table-cell table:style-name="Table1.A2" office:value-type="string">
            <text:p text:style-name="P21">20</text:p>
          </table:table-cell>
          <table:table-cell table:style-name="Table1.B2" office:value-type="string">
            <text:p text:style-name="P21">477</text:p>
          </table:table-cell>
        </table:table-row>
        <table:table-row>
          <table:table-cell table:style-name="Table1.A2" office:value-type="string">
            <text:p text:style-name="P21">21</text:p>
          </table:table-cell>
          <table:table-cell table:style-name="Table1.B2" office:value-type="string">
            <text:p text:style-name="P21">472</text:p>
          </table:table-cell>
        </table:table-row>
        <table:table-row>
          <table:table-cell table:style-name="Table1.A2" office:value-type="string">
            <text:p text:style-name="P21">22</text:p>
          </table:table-cell>
          <table:table-cell table:style-name="Table1.B2" office:value-type="string">
            <text:p text:style-name="P21">471</text:p>
          </table:table-cell>
        </table:table-row>
        <table:table-row>
          <table:table-cell table:style-name="Table1.A2" office:value-type="string">
            <text:p text:style-name="P21">23</text:p>
          </table:table-cell>
          <table:table-cell table:style-name="Table1.B2" office:value-type="string">
            <text:p text:style-name="P21">470</text:p>
          </table:table-cell>
        </table:table-row>
        <table:table-row>
          <table:table-cell table:style-name="Table1.A2" office:value-type="string">
            <text:p text:style-name="P21">24</text:p>
          </table:table-cell>
          <table:table-cell table:style-name="Table1.B2" office:value-type="string">
            <text:p text:style-name="P21">470</text:p>
          </table:table-cell>
        </table:table-row>
        <table:table-row>
          <table:table-cell table:style-name="Table1.A2" office:value-type="string">
            <text:p text:style-name="P21">25</text:p>
          </table:table-cell>
          <table:table-cell table:style-name="Table1.B2" office:value-type="string">
            <text:p text:style-name="P21">458</text:p>
          </table:table-cell>
        </table:table-row>
        <table:table-row>
          <table:table-cell table:style-name="Table1.A2" office:value-type="string">
            <text:p text:style-name="P21">26</text:p>
          </table:table-cell>
          <table:table-cell table:style-name="Table1.B2" office:value-type="string">
            <text:p text:style-name="P21">445</text:p>
          </table:table-cell>
        </table:table-row>
        <table:table-row>
          <table:table-cell table:style-name="Table1.A2" office:value-type="string">
            <text:p text:style-name="P21">27</text:p>
          </table:table-cell>
          <table:table-cell table:style-name="Table1.B2" office:value-type="string">
            <text:p text:style-name="P21">431</text:p>
          </table:table-cell>
        </table:table-row>
        <table:table-row>
          <table:table-cell table:style-name="Table1.A2" office:value-type="string">
            <text:p text:style-name="P21">28</text:p>
          </table:table-cell>
          <table:table-cell table:style-name="Table1.B2" office:value-type="string">
            <text:p text:style-name="P21">417</text:p>
          </table:table-cell>
        </table:table-row>
        <table:table-row>
          <table:table-cell table:style-name="Table1.A2" office:value-type="string">
            <text:p text:style-name="P21">29</text:p>
          </table:table-cell>
          <table:table-cell table:style-name="Table1.B2" office:value-type="string">
            <text:p text:style-name="P21">415</text:p>
          </table:table-cell>
        </table:table-row>
        <table:table-row>
          <table:table-cell table:style-name="Table1.A2" office:value-type="string">
            <text:p text:style-name="P21">30</text:p>
          </table:table-cell>
          <table:table-cell table:style-name="Table1.B2" office:value-type="string">
            <text:p text:style-name="P21">412</text:p>
          </table:table-cell>
        </table:table-row>
        <table:table-row>
          <table:table-cell table:style-name="Table1.A2" office:value-type="string">
            <text:p text:style-name="P21">31</text:p>
          </table:table-cell>
          <table:table-cell table:style-name="Table1.B2" office:value-type="string">
            <text:p text:style-name="P21">405</text:p>
          </table:table-cell>
        </table:table-row>
        <table:table-row>
          <table:table-cell table:style-name="Table1.A2" office:value-type="string">
            <text:p text:style-name="P21">32</text:p>
          </table:table-cell>
          <table:table-cell table:style-name="Table1.B2" office:value-type="string">
            <text:p text:style-name="P21">396</text:p>
          </table:table-cell>
        </table:table-row>
        <table:table-row>
          <table:table-cell table:style-name="Table1.A2" office:value-type="string">
            <text:p text:style-name="P21">33</text:p>
          </table:table-cell>
          <table:table-cell table:style-name="Table1.B2" office:value-type="string">
            <text:p text:style-name="P21">382</text:p>
          </table:table-cell>
        </table:table-row>
        <table:table-row>
          <table:table-cell table:style-name="Table1.A2" office:value-type="string">
            <text:p text:style-name="P21">34</text:p>
          </table:table-cell>
          <table:table-cell table:style-name="Table1.B2" office:value-type="string">
            <text:p text:style-name="P21">381</text:p>
          </table:table-cell>
        </table:table-row>
        <table:table-row>
          <table:table-cell table:style-name="Table1.A2" office:value-type="string">
            <text:p text:style-name="P21">35</text:p>
          </table:table-cell>
          <table:table-cell table:style-name="Table1.B2" office:value-type="string">
            <text:p text:style-name="P21">375</text:p>
          </table:table-cell>
        </table:table-row>
        <text:soft-page-break/>
        <table:table-row>
          <table:table-cell table:style-name="Table1.A2" office:value-type="string">
            <text:p text:style-name="P21">36</text:p>
          </table:table-cell>
          <table:table-cell table:style-name="Table1.B2" office:value-type="string">
            <text:p text:style-name="P21">359</text:p>
          </table:table-cell>
        </table:table-row>
        <table:table-row>
          <table:table-cell table:style-name="Table1.A2" office:value-type="string">
            <text:p text:style-name="P21">37</text:p>
          </table:table-cell>
          <table:table-cell table:style-name="Table1.B2" office:value-type="string">
            <text:p text:style-name="P21">335</text:p>
          </table:table-cell>
        </table:table-row>
        <table:table-row>
          <table:table-cell table:style-name="Table1.A2" office:value-type="string">
            <text:p text:style-name="P21">38</text:p>
          </table:table-cell>
          <table:table-cell table:style-name="Table1.B2" office:value-type="string">
            <text:p text:style-name="P21">312</text:p>
          </table:table-cell>
        </table:table-row>
        <table:table-row>
          <table:table-cell table:style-name="Table1.A2" office:value-type="string">
            <text:p text:style-name="P21">39</text:p>
          </table:table-cell>
          <table:table-cell table:style-name="Table1.B2" office:value-type="string">
            <text:p text:style-name="P21">312</text:p>
          </table:table-cell>
        </table:table-row>
        <table:table-row>
          <table:table-cell table:style-name="Table1.A2" office:value-type="string">
            <text:p text:style-name="P21">40</text:p>
          </table:table-cell>
          <table:table-cell table:style-name="Table1.B2" office:value-type="string">
            <text:p text:style-name="P21">312</text:p>
          </table:table-cell>
        </table:table-row>
        <table:table-row>
          <table:table-cell table:style-name="Table1.A2" office:value-type="string">
            <text:p text:style-name="P21">41</text:p>
          </table:table-cell>
          <table:table-cell table:style-name="Table1.B2" office:value-type="string">
            <text:p text:style-name="P21">312</text:p>
          </table:table-cell>
        </table:table-row>
        <table:table-row>
          <table:table-cell table:style-name="Table1.A2" office:value-type="string">
            <text:p text:style-name="P21">42</text:p>
          </table:table-cell>
          <table:table-cell table:style-name="Table1.B2" office:value-type="string">
            <text:p text:style-name="P21">312</text:p>
          </table:table-cell>
        </table:table-row>
        <table:table-row>
          <table:table-cell table:style-name="Table1.A2" office:value-type="string">
            <text:p text:style-name="P21">43</text:p>
          </table:table-cell>
          <table:table-cell table:style-name="Table1.B2" office:value-type="string">
            <text:p text:style-name="P21">312</text:p>
          </table:table-cell>
        </table:table-row>
        <table:table-row>
          <table:table-cell table:style-name="Table1.A2" office:value-type="string">
            <text:p text:style-name="P21">44</text:p>
          </table:table-cell>
          <table:table-cell table:style-name="Table1.B2" office:value-type="string">
            <text:p text:style-name="P21">311</text:p>
          </table:table-cell>
        </table:table-row>
        <table:table-row>
          <table:table-cell table:style-name="Table1.A2" office:value-type="string">
            <text:p text:style-name="P21">45</text:p>
          </table:table-cell>
          <table:table-cell table:style-name="Table1.B2" office:value-type="string">
            <text:p text:style-name="P21">310</text:p>
          </table:table-cell>
        </table:table-row>
        <table:table-row>
          <table:table-cell table:style-name="Table1.A2" office:value-type="string">
            <text:p text:style-name="P21">46</text:p>
          </table:table-cell>
          <table:table-cell table:style-name="Table1.B2" office:value-type="string">
            <text:p text:style-name="P21">584</text:p>
          </table:table-cell>
        </table:table-row>
        <table:table-row>
          <table:table-cell table:style-name="Table1.A2" office:value-type="string">
            <text:p text:style-name="P21">47</text:p>
          </table:table-cell>
          <table:table-cell table:style-name="Table1.B2" office:value-type="string">
            <text:p text:style-name="P21">585</text:p>
          </table:table-cell>
        </table:table-row>
        <table:table-row>
          <table:table-cell table:style-name="Table1.A2" office:value-type="string">
            <text:p text:style-name="P21">48</text:p>
          </table:table-cell>
          <table:table-cell table:style-name="Table1.B2" office:value-type="string">
            <text:p text:style-name="P21">596</text:p>
          </table:table-cell>
        </table:table-row>
        <table:table-row>
          <table:table-cell table:style-name="Table1.A2" office:value-type="string">
            <text:p text:style-name="P21">49</text:p>
          </table:table-cell>
          <table:table-cell table:style-name="Table1.B2" office:value-type="string">
            <text:p text:style-name="P21">612</text:p>
          </table:table-cell>
        </table:table-row>
        <table:table-row>
          <table:table-cell table:style-name="Table1.A2" office:value-type="string">
            <text:p text:style-name="P21">50</text:p>
          </table:table-cell>
          <table:table-cell table:style-name="Table1.B2" office:value-type="string">
            <text:p text:style-name="P21">858</text:p>
          </table:table-cell>
        </table:table-row>
      </table:table>
      <text:p text:style-name="P18"/>
      <text:p text:style-name="P18"/>
      <text:p text:style-name="P2">MAP2</text:p>
      <table:table table:name="Table2" table:style-name="Table2">
        <table:table-column table:style-name="Table2.A" table:number-columns-repeated="2"/>
        <table:table-row>
          <table:table-cell table:style-name="Table2.A1" office:value-type="string">
            <text:p text:style-name="P22">RUN</text:p>
          </table:table-cell>
          <table:table-cell table:style-name="Table2.B1" office:value-type="string">
            <text:p text:style-name="P22">PERFORMANCE</text:p>
          </table:table-cell>
        </table:table-row>
        <table:table-row>
          <table:table-cell table:style-name="Table2.A2" office:value-type="string">
            <text:p text:style-name="P22">1</text:p>
          </table:table-cell>
          <table:table-cell table:style-name="Table2.B2" office:value-type="string">
            <text:p text:style-name="P22">539</text:p>
          </table:table-cell>
        </table:table-row>
        <table:table-row>
          <table:table-cell table:style-name="Table2.A2" office:value-type="string">
            <text:p text:style-name="P22">2</text:p>
          </table:table-cell>
          <table:table-cell table:style-name="Table2.B2" office:value-type="string">
            <text:p text:style-name="P22">554</text:p>
          </table:table-cell>
        </table:table-row>
        <table:table-row>
          <table:table-cell table:style-name="Table2.A2" office:value-type="string">
            <text:p text:style-name="P22">3</text:p>
          </table:table-cell>
          <table:table-cell table:style-name="Table2.B2" office:value-type="string">
            <text:p text:style-name="P22">557</text:p>
          </table:table-cell>
        </table:table-row>
        <table:table-row>
          <table:table-cell table:style-name="Table2.A2" office:value-type="string">
            <text:p text:style-name="P22">4</text:p>
          </table:table-cell>
          <table:table-cell table:style-name="Table2.B2" office:value-type="string">
            <text:p text:style-name="P23">564</text:p>
          </table:table-cell>
        </table:table-row>
        <table:table-row>
          <table:table-cell table:style-name="Table2.A2" office:value-type="string">
            <text:p text:style-name="P22">5</text:p>
          </table:table-cell>
          <table:table-cell table:style-name="Table2.B2" office:value-type="string">
            <text:p text:style-name="P23">582</text:p>
          </table:table-cell>
        </table:table-row>
        <table:table-row>
          <table:table-cell table:style-name="Table2.A2" office:value-type="string">
            <text:p text:style-name="P22">6</text:p>
          </table:table-cell>
          <table:table-cell table:style-name="Table2.B2" office:value-type="string">
            <text:p text:style-name="P23">600</text:p>
          </table:table-cell>
        </table:table-row>
        <table:table-row>
          <table:table-cell table:style-name="Table2.A2" office:value-type="string">
            <text:p text:style-name="P22">7</text:p>
          </table:table-cell>
          <table:table-cell table:style-name="Table2.B2" office:value-type="string">
            <text:p text:style-name="P23">611</text:p>
          </table:table-cell>
        </table:table-row>
        <table:table-row>
          <table:table-cell table:style-name="Table2.A2" office:value-type="string">
            <text:p text:style-name="P22">8</text:p>
          </table:table-cell>
          <table:table-cell table:style-name="Table2.B2" office:value-type="string">
            <text:p text:style-name="P23">612</text:p>
          </table:table-cell>
        </table:table-row>
        <table:table-row>
          <table:table-cell table:style-name="Table2.A2" office:value-type="string">
            <text:p text:style-name="P22">9</text:p>
          </table:table-cell>
          <table:table-cell table:style-name="Table2.B2" office:value-type="string">
            <text:p text:style-name="P23">631</text:p>
          </table:table-cell>
        </table:table-row>
        <table:table-row>
          <table:table-cell table:style-name="Table2.A2" office:value-type="string">
            <text:p text:style-name="P22">10</text:p>
          </table:table-cell>
          <table:table-cell table:style-name="Table2.B2" office:value-type="string">
            <text:p text:style-name="P23">632</text:p>
          </table:table-cell>
        </table:table-row>
        <table:table-row>
          <table:table-cell table:style-name="Table2.A2" office:value-type="string">
            <text:p text:style-name="P22">11</text:p>
          </table:table-cell>
          <table:table-cell table:style-name="Table2.B2" office:value-type="string">
            <text:p text:style-name="P23">632</text:p>
          </table:table-cell>
        </table:table-row>
        <table:table-row>
          <table:table-cell table:style-name="Table2.A2" office:value-type="string">
            <text:p text:style-name="P22">12</text:p>
          </table:table-cell>
          <table:table-cell table:style-name="Table2.B2" office:value-type="string">
            <text:p text:style-name="P23">632</text:p>
          </table:table-cell>
        </table:table-row>
        <text:soft-page-break/>
        <table:table-row>
          <table:table-cell table:style-name="Table2.A2" office:value-type="string">
            <text:p text:style-name="P22">13</text:p>
          </table:table-cell>
          <table:table-cell table:style-name="Table2.B2" office:value-type="string">
            <text:p text:style-name="P23">648</text:p>
          </table:table-cell>
        </table:table-row>
        <table:table-row>
          <table:table-cell table:style-name="Table2.A2" office:value-type="string">
            <text:p text:style-name="P22">14</text:p>
          </table:table-cell>
          <table:table-cell table:style-name="Table2.B2" office:value-type="string">
            <text:p text:style-name="P23">658</text:p>
          </table:table-cell>
        </table:table-row>
        <table:table-row>
          <table:table-cell table:style-name="Table2.A2" office:value-type="string">
            <text:p text:style-name="P22">15</text:p>
          </table:table-cell>
          <table:table-cell table:style-name="Table2.B2" office:value-type="string">
            <text:p text:style-name="P23">662</text:p>
          </table:table-cell>
        </table:table-row>
        <table:table-row>
          <table:table-cell table:style-name="Table2.A2" office:value-type="string">
            <text:p text:style-name="P22">16</text:p>
          </table:table-cell>
          <table:table-cell table:style-name="Table2.B2" office:value-type="string">
            <text:p text:style-name="P23">663</text:p>
          </table:table-cell>
        </table:table-row>
        <table:table-row>
          <table:table-cell table:style-name="Table2.A2" office:value-type="string">
            <text:p text:style-name="P22">17</text:p>
          </table:table-cell>
          <table:table-cell table:style-name="Table2.B2" office:value-type="string">
            <text:p text:style-name="P23">664</text:p>
          </table:table-cell>
        </table:table-row>
        <table:table-row>
          <table:table-cell table:style-name="Table2.A2" office:value-type="string">
            <text:p text:style-name="P22">18</text:p>
          </table:table-cell>
          <table:table-cell table:style-name="Table2.B2" office:value-type="string">
            <text:p text:style-name="P23">668</text:p>
          </table:table-cell>
        </table:table-row>
        <table:table-row>
          <table:table-cell table:style-name="Table2.A2" office:value-type="string">
            <text:p text:style-name="P22">19</text:p>
          </table:table-cell>
          <table:table-cell table:style-name="Table2.B2" office:value-type="string">
            <text:p text:style-name="P23">668</text:p>
          </table:table-cell>
        </table:table-row>
        <table:table-row>
          <table:table-cell table:style-name="Table2.A2" office:value-type="string">
            <text:p text:style-name="P22">20</text:p>
          </table:table-cell>
          <table:table-cell table:style-name="Table2.B2" office:value-type="string">
            <text:p text:style-name="P23">669</text:p>
          </table:table-cell>
        </table:table-row>
        <table:table-row>
          <table:table-cell table:style-name="Table2.A2" office:value-type="string">
            <text:p text:style-name="P22">21</text:p>
          </table:table-cell>
          <table:table-cell table:style-name="Table2.B2" office:value-type="string">
            <text:p text:style-name="P23">669</text:p>
          </table:table-cell>
        </table:table-row>
        <table:table-row>
          <table:table-cell table:style-name="Table2.A2" office:value-type="string">
            <text:p text:style-name="P22">22</text:p>
          </table:table-cell>
          <table:table-cell table:style-name="Table2.B2" office:value-type="string">
            <text:p text:style-name="P23">712</text:p>
          </table:table-cell>
        </table:table-row>
        <table:table-row>
          <table:table-cell table:style-name="Table2.A2" office:value-type="string">
            <text:p text:style-name="P22">23</text:p>
          </table:table-cell>
          <table:table-cell table:style-name="Table2.B2" office:value-type="string">
            <text:p text:style-name="P23">741</text:p>
          </table:table-cell>
        </table:table-row>
        <table:table-row>
          <table:table-cell table:style-name="Table2.A2" office:value-type="string">
            <text:p text:style-name="P22">24</text:p>
          </table:table-cell>
          <table:table-cell table:style-name="Table2.B2" office:value-type="string">
            <text:p text:style-name="P23">744</text:p>
          </table:table-cell>
        </table:table-row>
        <table:table-row>
          <table:table-cell table:style-name="Table2.A2" office:value-type="string">
            <text:p text:style-name="P22">25</text:p>
          </table:table-cell>
          <table:table-cell table:style-name="Table2.B2" office:value-type="string">
            <text:p text:style-name="P23">747</text:p>
          </table:table-cell>
        </table:table-row>
        <table:table-row>
          <table:table-cell table:style-name="Table2.A2" office:value-type="string">
            <text:p text:style-name="P22">26</text:p>
          </table:table-cell>
          <table:table-cell table:style-name="Table2.B2" office:value-type="string">
            <text:p text:style-name="P23">748</text:p>
          </table:table-cell>
        </table:table-row>
        <table:table-row>
          <table:table-cell table:style-name="Table2.A2" office:value-type="string">
            <text:p text:style-name="P22">27</text:p>
          </table:table-cell>
          <table:table-cell table:style-name="Table2.B2" office:value-type="string">
            <text:p text:style-name="P23">749</text:p>
          </table:table-cell>
        </table:table-row>
        <table:table-row>
          <table:table-cell table:style-name="Table2.A2" office:value-type="string">
            <text:p text:style-name="P22">28</text:p>
          </table:table-cell>
          <table:table-cell table:style-name="Table2.B2" office:value-type="string">
            <text:p text:style-name="P23">752</text:p>
          </table:table-cell>
        </table:table-row>
        <table:table-row>
          <table:table-cell table:style-name="Table2.A2" office:value-type="string">
            <text:p text:style-name="P22">29</text:p>
          </table:table-cell>
          <table:table-cell table:style-name="Table2.B2" office:value-type="string">
            <text:p text:style-name="P23">755</text:p>
          </table:table-cell>
        </table:table-row>
        <table:table-row>
          <table:table-cell table:style-name="Table2.A2" office:value-type="string">
            <text:p text:style-name="P22">30</text:p>
          </table:table-cell>
          <table:table-cell table:style-name="Table2.B2" office:value-type="string">
            <text:p text:style-name="P23">758</text:p>
          </table:table-cell>
        </table:table-row>
        <table:table-row>
          <table:table-cell table:style-name="Table2.A2" office:value-type="string">
            <text:p text:style-name="P22">31</text:p>
          </table:table-cell>
          <table:table-cell table:style-name="Table2.B2" office:value-type="string">
            <text:p text:style-name="P23">812</text:p>
          </table:table-cell>
        </table:table-row>
        <table:table-row>
          <table:table-cell table:style-name="Table2.A2" office:value-type="string">
            <text:p text:style-name="P22">32</text:p>
          </table:table-cell>
          <table:table-cell table:style-name="Table2.B2" office:value-type="string">
            <text:p text:style-name="P23">814</text:p>
          </table:table-cell>
        </table:table-row>
        <table:table-row>
          <table:table-cell table:style-name="Table2.A2" office:value-type="string">
            <text:p text:style-name="P22">33</text:p>
          </table:table-cell>
          <table:table-cell table:style-name="Table2.B2" office:value-type="string">
            <text:p text:style-name="P23">816</text:p>
          </table:table-cell>
        </table:table-row>
        <table:table-row>
          <table:table-cell table:style-name="Table2.A2" office:value-type="string">
            <text:p text:style-name="P22">34</text:p>
          </table:table-cell>
          <table:table-cell table:style-name="Table2.B2" office:value-type="string">
            <text:p text:style-name="P23">818</text:p>
          </table:table-cell>
        </table:table-row>
        <table:table-row>
          <table:table-cell table:style-name="Table2.A2" office:value-type="string">
            <text:p text:style-name="P22">35</text:p>
          </table:table-cell>
          <table:table-cell table:style-name="Table2.B2" office:value-type="string">
            <text:p text:style-name="P23">820</text:p>
          </table:table-cell>
        </table:table-row>
        <table:table-row>
          <table:table-cell table:style-name="Table2.A2" office:value-type="string">
            <text:p text:style-name="P22">36</text:p>
          </table:table-cell>
          <table:table-cell table:style-name="Table2.B2" office:value-type="string">
            <text:p text:style-name="P23">822</text:p>
          </table:table-cell>
        </table:table-row>
        <table:table-row>
          <table:table-cell table:style-name="Table2.A2" office:value-type="string">
            <text:p text:style-name="P22">37</text:p>
          </table:table-cell>
          <table:table-cell table:style-name="Table2.B2" office:value-type="string">
            <text:p text:style-name="P23">824</text:p>
          </table:table-cell>
        </table:table-row>
        <table:table-row>
          <table:table-cell table:style-name="Table2.A2" office:value-type="string">
            <text:p text:style-name="P22">38</text:p>
          </table:table-cell>
          <table:table-cell table:style-name="Table2.B2" office:value-type="string">
            <text:p text:style-name="P23">826</text:p>
          </table:table-cell>
        </table:table-row>
        <table:table-row>
          <table:table-cell table:style-name="Table2.A2" office:value-type="string">
            <text:p text:style-name="P22">39</text:p>
          </table:table-cell>
          <table:table-cell table:style-name="Table2.B2" office:value-type="string">
            <text:p text:style-name="P23">832</text:p>
          </table:table-cell>
        </table:table-row>
        <table:table-row>
          <table:table-cell table:style-name="Table2.A2" office:value-type="string">
            <text:p text:style-name="P22">40</text:p>
          </table:table-cell>
          <table:table-cell table:style-name="Table2.B2" office:value-type="string">
            <text:p text:style-name="P23">836</text:p>
          </table:table-cell>
        </table:table-row>
        <table:table-row>
          <table:table-cell table:style-name="Table2.A2" office:value-type="string">
            <text:p text:style-name="P22">41</text:p>
          </table:table-cell>
          <table:table-cell table:style-name="Table2.B2" office:value-type="string">
            <text:p text:style-name="P23">844</text:p>
          </table:table-cell>
        </table:table-row>
        <table:table-row>
          <table:table-cell table:style-name="Table2.A2" office:value-type="string">
            <text:p text:style-name="P22">42</text:p>
          </table:table-cell>
          <table:table-cell table:style-name="Table2.B2" office:value-type="string">
            <text:p text:style-name="P23">852</text:p>
          </table:table-cell>
        </table:table-row>
        <text:soft-page-break/>
        <table:table-row>
          <table:table-cell table:style-name="Table2.A2" office:value-type="string">
            <text:p text:style-name="P22">43</text:p>
          </table:table-cell>
          <table:table-cell table:style-name="Table2.B2" office:value-type="string">
            <text:p text:style-name="P23">864</text:p>
          </table:table-cell>
        </table:table-row>
        <table:table-row>
          <table:table-cell table:style-name="Table2.A2" office:value-type="string">
            <text:p text:style-name="P22">44</text:p>
          </table:table-cell>
          <table:table-cell table:style-name="Table2.B2" office:value-type="string">
            <text:p text:style-name="P23">872</text:p>
          </table:table-cell>
        </table:table-row>
        <table:table-row>
          <table:table-cell table:style-name="Table2.A2" office:value-type="string">
            <text:p text:style-name="P22">45</text:p>
          </table:table-cell>
          <table:table-cell table:style-name="Table2.B2" office:value-type="string">
            <text:p text:style-name="P23">880</text:p>
          </table:table-cell>
        </table:table-row>
        <table:table-row>
          <table:table-cell table:style-name="Table2.A2" office:value-type="string">
            <text:p text:style-name="P22">46</text:p>
          </table:table-cell>
          <table:table-cell table:style-name="Table2.B2" office:value-type="string">
            <text:p text:style-name="P23">992</text:p>
          </table:table-cell>
        </table:table-row>
        <table:table-row>
          <table:table-cell table:style-name="Table2.A2" office:value-type="string">
            <text:p text:style-name="P22">47</text:p>
          </table:table-cell>
          <table:table-cell table:style-name="Table2.B2" office:value-type="string">
            <text:p text:style-name="P23">1010</text:p>
          </table:table-cell>
        </table:table-row>
        <table:table-row>
          <table:table-cell table:style-name="Table2.A2" office:value-type="string">
            <text:p text:style-name="P22">48</text:p>
          </table:table-cell>
          <table:table-cell table:style-name="Table2.B2" office:value-type="string">
            <text:p text:style-name="P23">1112</text:p>
          </table:table-cell>
        </table:table-row>
        <table:table-row>
          <table:table-cell table:style-name="Table2.A2" office:value-type="string">
            <text:p text:style-name="P22">49</text:p>
          </table:table-cell>
          <table:table-cell table:style-name="Table2.B2" office:value-type="string">
            <text:p text:style-name="P23">1152</text:p>
          </table:table-cell>
        </table:table-row>
        <table:table-row>
          <table:table-cell table:style-name="Table2.A2" office:value-type="string">
            <text:p text:style-name="P22">50</text:p>
          </table:table-cell>
          <table:table-cell table:style-name="Table2.B2" office:value-type="string">
            <text:p text:style-name="P22">1885</text:p>
          </table:table-cell>
        </table:table-row>
      </table:table>
      <text:p text:style-name="P2"/>
      <text:p text:style-name="P19">The average of these 45 best trials in both the cases is</text:p>
      <text:p text:style-name="P19">Map1=436</text:p>
      <text:p text:style-name="P20">Map2=724</text:p>
      <text:p text:style-name="P20"/>
      <text:p text:style-name="P20"><text:span text:style-name="T9">Costs of randomization is that it would take longer to reach the home position back and to stop, the number of actions may increase.</text:span></text:p>
      <text:p text:style-name="P20"><text:span text:style-name="T9">The advantage of using randomization is that the direction can be changed and the walls or such obstructions are not such a hindrance to the </text:span><text:s/><text:span text:style-name="T9">performance of the program.</text:span></text:p>
      <text:p text:style-name="P20"/>
      <text:p text:style-name="P3">5. <text:span text:style-name="T10">The memory based “</text:span><text:span text:style-name="T14">Memory Model</text:span><text:span text:style-name="T10">” </text:span><text:span text:style-name="T11">which is deterministic performance in both the maps is as follows:</text:span></text:p>
      <text:p text:style-name="P4"><text:span text:style-name="T10">MAP1=</text:span><text:span text:style-name="T12">0.472188</text:span></text:p>
      <text:p text:style-name="P4"><text:span text:style-name="T10">MAP2=</text:span><text:span text:style-name="T12">0.454560</text:span></text:p>
      <text:p text:style-name="P5"><text:span text:style-name="T12">Y</text:span><text:span text:style-name="T10">es, it is able to clean the room perfectly in both the cases, but the tradeoff is the number of steps taken by that because it’s memory is limited. It took 195 steps in the 1</text:span><text:span text:style-name="T17">st</text:span><text:span text:style-name="T10"> case and 44 steps per room + </text:span><text:span text:style-name="T13">20 to change b/w rooms=196 steps in the 2</text:span><text:span text:style-name="T18">nd</text:span><text:span text:style-name="T13"> case.</text:span></text:p>
      <text:p text:style-name="P6"><text:span text:style-name="T10">Yes, the agent can be improved with more memory to avoid the steps taken once to repeat, i.e. duplication of traversal can be avoided and the other advantage would be if it is able to store it’s location in which case, the agent’s performance can be significantly improved.</text:span></text:p>
      <text:p text:style-name="P6"><text:span text:style-name="T10"/></text:p>
      <text:p text:style-name="P6"><text:span text:style-name="T10">6.</text:span><text:span text:style-name="T14">The trade offs b/w random and deterministic agents are the following:</text:span></text:p>
      <text:p text:style-name="P7"><text:span text:style-name="T10">a. Deterministic agents have to store a lot of memory which is not necessary in case of randomized agents.</text:span></text:p>
      <text:p text:style-name="P7"><text:span text:style-name="T10">b. Randomized agents do not perform well always, they only perform better on average than simple reflex agents.</text:span></text:p>
      <text:p text:style-name="P7"><text:soft-page-break/><text:span text:style-name="T10">c. Randomness can be useful in cases where there are not many obstructions or else the no. of steps taken casually [without achieving desired result] are more and hence the performance deprecates.</text:span></text:p>
      <text:p text:style-name="P7"><text:span text:style-name="T10">d. Deterministic agents are good in areas where there are lots of obstructions because storing state can be useful to avoid pitfalls in such cases.</text:span></text:p>
      <text:p text:style-name="P7"/>
      <text:p text:style-name="P7"><text:span text:style-name="T10">If there are polygonal obstacles, I would try to implement a mix of random and deterministic memory models where the randomness can help us deviate away from the object and the model stores such memory to repeat that path </text:span><text:span text:style-name="T15">and hence steer away from the polygonal obstacle.</text:span></text:p>
      <text:p text:style-name="P8"><text:span text:style-name="T15"/></text:p>
      <text:p text:style-name="P8"><text:span text:style-name="T15">7. </text:span><text:span text:style-name="T10">We learn that the simple reflex agents can perform well than random agents when there are lots of obstructions because they crawl along the walls, also that the random agents perform better than the simple reflex agents in case of a simple straight paths. Deterministic memory models are useful in cases when the storing of state can help us crawl away from obstacles in the case where a lot of obstacles are present and also in cases where there is a path </text:span><text:span text:style-name="T16">without obstructions </text:span><text:span text:style-name="T10">and maximizing the throughput irrespective of number of actions is required.</text:span></text:p>
      <text:p text:style-name="P8"><text:span text:style-name="T10"/></text:p>
      <text:p text:style-name="P9"><text:span text:style-name="T10">I was surprised to see that the random agent performs bad in comparison to the simple reflex agent when there are lot of obstructions in the path because I expected random agent to steer away from obstructions better than the simple reflex agent. Also, I did not think that the deterministic memory model would perform similarly well in map 2 with obstructions in comparison to map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20:49:55.534714831</meta:creation-date>
    <dc:date>2018-01-22T22:03:44.657200745</dc:date>
    <meta:editing-duration>PT1H2M26S</meta:editing-duration>
    <meta:editing-cycles>31</meta:editing-cycles>
    <meta:generator>LibreOffice/5.1.6.2$Linux_X86_64 LibreOffice_project/10m0$Build-2</meta:generator>
    <meta:document-statistic meta:table-count="2" meta:image-count="0" meta:object-count="0" meta:page-count="8" meta:paragraph-count="315" meta:word-count="1259" meta:character-count="7934" meta:non-whitespace-character-count="6138"/>
  </office:meta>
</office:document-meta>
</file>